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-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-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0. 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-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7. 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2. 08.</text:p>
          </table:table-cell>
          <table:table-cell table:style-name="Tabuľka2.E2" office:value-type="string">
            <text:p text:style-name="P16">03. 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5. 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2-29T14:14:11</dc:date>
    <meta:editing-cycles>6</meta:editing-cycles>
    <meta:editing-duration>PT1H57M1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304" meta:character-count="1786"/>
  </office:meta>
</office:document-meta>
</file>